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rbre</text:p>
          </table:table-cell>
          <table:table-cell/>
          <table:table-cell office:value-type="string" calcext:value-type="string">
            <text:p>bourr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oir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memoire</text:p>
          </table:table-cell>
          <table:table-cell office:value-type="string" calcext:value-type="string">
            <text:p>temps</text:p>
          </table:table-cell>
          <table:table-cell/>
          <table:table-cell office:value-type="string" calcext:value-type="string">
            <text:p>k 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formula="of:=POWER(20;[.H2])" office:value-type="float" office:value="204800000000000" calcext:value-type="float">
            <text:p>20480000000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POWER(20;[.H2])" office:value-type="float" office:value="204800000000000" calcext:value-type="float">
            <text:p>204800000000000</text:p>
          </table:table-cell>
          <table:table-cell office:value-type="string" calcext:value-type="string">
            <text:p>opé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s</text:p>
          </table:table-cell>
          <table:table-cell table:formula="of:=[.B3]*32" office:value-type="float" office:value="6553600000000000" calcext:value-type="float">
            <text:p>6553600000000000</text:p>
          </table:table-cell>
          <table:table-cell table:number-columns-repeated="2"/>
          <table:table-cell table:formula="of:=[.E3]/2000000000" office:value-type="float" office:value="102400" calcext:value-type="float">
            <text:p>102400</text:p>
          </table:table-cell>
          <table:table-cell office:value-type="string" calcext:value-type="string">
            <text:p>seco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et</text:p>
          </table:table-cell>
          <table:table-cell table:formula="of:=[.B4]/8" office:value-type="float" office:value="819200000000000" calcext:value-type="float">
            <text:p>8192000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</text:p>
          </table:table-cell>
          <table:table-cell table:formula="of:=[.B5]/1000" office:value-type="float" office:value="819200000000" calcext:value-type="float">
            <text:p>81920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</text:p>
          </table:table-cell>
          <table:table-cell table:formula="of:=[.B6]/1000000" office:value-type="float" office:value="819200" calcext:value-type="float">
            <text:p>819200</text:p>
          </table:table-cell>
          <table:table-cell table:formula="of:=[.E7]/20" office:value-type="float" office:value="1.42222222222222" calcext:value-type="float">
            <text:p>1,4222222222</text:p>
          </table:table-cell>
          <table:table-cell office:value-type="float" office:value="0" calcext:value-type="float">
            <text:p>0</text:p>
          </table:table-cell>
          <table:table-cell table:formula="of:=[.E4]/3600" office:value-type="float" office:value="28.4444444444444" calcext:value-type="float">
            <text:p>28,4444444444</text:p>
          </table:table-cell>
          <table:table-cell office:value-type="string" calcext:value-type="string">
            <text:p>heur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7]/24" office:value-type="float" office:value="1.18518518518519" calcext:value-type="float">
            <text:p>1,1851851852</text:p>
          </table:table-cell>
          <table:table-cell office:value-type="string" calcext:value-type="string">
            <text:p>jour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8]/365" office:value-type="float" office:value="0.00324708269913749" calcext:value-type="float">
            <text:p>0,0032470827</text:p>
          </table:table-cell>
          <table:table-cell office:value-type="string" calcext:value-type="string">
            <text:p>anné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6:37:05.423865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14:04.049850407</meta:creation-date>
    <dc:date>2016-12-21T20:18:42.187793226</dc:date>
    <meta:editing-duration>PT4H15M42S</meta:editing-duration>
    <meta:editing-cycles>5</meta:editing-cycles>
    <meta:generator>LibreOffice/5.1.4.2$Linux_X86_64 LibreOffice_project/10m0$Build-2</meta:generator>
    <meta:document-statistic meta:table-count="1" meta:cell-count="31" meta:object-count="0"/>
  </office:meta>
</office:document-meta>
</file>